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fb7" officeooo:paragraph-rsid="00099fb7"/>
    </style:style>
    <style:style style:name="P2" style:family="paragraph" style:parent-style-name="Standard">
      <style:text-properties officeooo:rsid="000a8f2b" officeooo:paragraph-rsid="000a8f2b"/>
    </style:style>
    <style:style style:name="P3" style:family="paragraph" style:parent-style-name="Standard">
      <style:text-properties fo:language="fr" fo:country="FR" officeooo:rsid="000ca61b" officeooo:paragraph-rsid="0010939d"/>
    </style:style>
    <style:style style:name="P4" style:family="paragraph" style:parent-style-name="Standard">
      <style:text-properties fo:language="fr" fo:country="FR" officeooo:rsid="0010a274" officeooo:paragraph-rsid="0010a274"/>
    </style:style>
    <style:style style:name="P5" style:family="paragraph" style:parent-style-name="Standard">
      <style:text-properties officeooo:paragraph-rsid="000a8f2b"/>
    </style:style>
    <style:style style:name="P6" style:family="paragraph" style:parent-style-name="Standard">
      <style:text-properties officeooo:rsid="0010939d" officeooo:paragraph-rsid="0010939d"/>
    </style:style>
    <style:style style:name="P7" style:family="paragraph" style:parent-style-name="Standard">
      <style:paragraph-properties style:writing-mode="lr-tb"/>
      <style:text-properties fo:language="fr" fo:country="FR"/>
    </style:style>
    <style:style style:name="P8" style:family="paragraph" style:parent-style-name="Standard">
      <style:paragraph-properties style:writing-mode="lr-tb"/>
      <style:text-properties fo:language="fr" fo:country="FR" officeooo:rsid="000ca61b" officeooo:paragraph-rsid="000ca61b"/>
    </style:style>
    <style:style style:name="P9" style:family="paragraph" style:parent-style-name="Standard">
      <style:paragraph-properties style:writing-mode="lr-tb"/>
      <style:text-properties fo:language="fr" fo:country="FR" officeooo:rsid="000ca61b" officeooo:paragraph-rsid="000ce94f"/>
    </style:style>
    <style:style style:name="P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language="fr" fo:country="FR" officeooo:rsid="000ca61b" officeooo:paragraph-rsid="0010939d"/>
    </style:style>
    <style:style style:name="T1" style:family="text">
      <style:text-properties officeooo:rsid="000c02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e94f" style:font-weight-asian="bold" style:font-weight-complex="bold"/>
    </style:style>
    <style:style style:name="T4" style:family="text">
      <style:text-properties fo:language="fr" fo:country="FR" fo:font-weight="bold" officeooo:rsid="000ce94f" style:font-weight-asian="bold" style:font-weight-complex="bold"/>
    </style:style>
    <style:style style:name="T5" style:family="text">
      <style:text-properties fo:language="fr" fo:country="FR" fo:font-weight="bold" officeooo:rsid="000ee26e" style:font-weight-asian="bold" style:font-weight-complex="bold"/>
    </style:style>
    <style:style style:name="T6" style:family="text">
      <style:text-properties officeooo:rsid="0011207b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nque vorrei che nel moi sito web si parlasse di una citta molto famosa del tipo new york ma non per forza.</text:p>
      <text:p text:style-name="P1">Vorrei che nel moi sito web ci siano molte immagini per far presente a quelli ce guardano il sito di capire bene di cosa stiamo parlando nel vero senso immagini ce rappresentano strade macchine glli hotel ecc…</text:p>
      <text:p text:style-name="P2">La pagina deve essere una sola con molte navigazioni</text:p>
      <text:p text:style-name="P1">Tante sezioni che permettono entrare in altri dettagli di questo sito.</text:p>
      <text:p text:style-name="P2">Il titolo della pagina è molto interessante e che sia specificato</text:p>
      <text:p text:style-name="P2">Alla fine della pagina un footer che rappresenta il numero per maggiori info la mail e tutti i recapitoli.</text:p>
      <text:p text:style-name="P5"/>
      <text:section text:style-name="Sect1" text:name="gt-res-c">
        <text:section text:style-name="Sect1" text:name="gt-res-p">
          <text:section text:style-name="Sect1" text:name="gt-res-data">
            <text:section text:style-name="Sect1" text:name="gt-res-wrap">
              <text:section text:style-name="Sect1" text:name="gt-res-content">
                <text:p text:style-name="P7"><text:bookmark text:name="result_box"/>Donc, je voudrais que dans le site Web de moi était de parler d'une ville très célèbre de New York genre, mais pas nécessairement.<text:line-break/>Je souhaite dans le site Web de moi il y a beaucoup d'images à présenter à ceux que nous regardons le site pour bien comprendre ce dont nous parlons dans les images sensorielles réelles il y a des machines rues <text:span text:style-name="T1">des</text:span> hôtel etc ...<text:line-break/>La page doit être un avec de nombreux départs<text:line-break/>De nombreuses sections qui permettent d'accéder à d'autres détails de ce site.<text:line-break/>Le titre de la page est très intéressant et il est précisé<text:line-break/>A la fin de la page footer qui représente le nombre pour plus d'informations et tous les e-mail recapi<text:span text:style-name="T6">tulés</text:span>. </text:p>
                <text:p text:style-name="P8">La page doit contenir seulement une feuille de navigation</text:p>
                <text:p text:style-name="P9">sur cette page doit etre bien</text:p>
                <text:p text:style-name="P9"><text:span text:style-name="T3"/></text:p>
                <text:p text:style-name="P9"><text:s/></text:p>
              </text:section>
            </text:section>
          </text:section>
        </text:section>
      </text:section>
      <text:p text:style-name="P2"/>
      <text:p text:style-name="P6">Question : Quand tu dis que l’hôtel, les machines et les rue auont des lien je dois les faire sur liste <text:s/>ou seulement je clique sur une image ou le texte qui me ramenera par exemple à l’hotel</text:p>
      <text:p text:style-name="P6">Reponse ? Oui tu clique sur le texte et ça te ramenera a hotel<text:span text:style-name="T4">la page de navigation doit nous dirigé sur quelle sorte plateforme ? Bon exemple dans le menu y’a hotel tu clic dans hotel et ça t’ouvre une autre page avec tout les hotels </text:span><text:span text:style-name="T5">et les informations </text:span></text:p>
      <text:p text:style-name="P3"><text:span text:style-name="T3">Plusieurs ou qu’une ville célèbre ? Oui une seul ville</text:span></text:p>
      <text:p text:style-name="P3"><text:span text:style-name="T3"/></text:p>
      <text:p text:style-name="P10"><text:span text:style-name="T3"/></text:p>
      <text:p text:style-name="P3"><text:span text:style-name="T3"/></text:p>
      <text:p text:style-name="P4"><text:span text:style-name="T3">S</text:span><text:span text:style-name="T2">pec :</text:span></text:p>
      <text:p text:style-name="P4"><text:span text:style-name="T2"/></text:p>
      <text:p text:style-name="P4"><text:span text:style-name="T2">il contient une page d’index qui contient un titre de la Ville</text:span></text:p>
      <text:p text:style-name="P4"><text:span text:style-name="T2">Elle contient un menu (image plus lien) :</text:span></text:p>
      <text:p text:style-name="P4"><text:span text:style-name="T2">- hotel</text:span></text:p>
      <text:p text:style-name="P4"><text:span text:style-name="T2">-lieu turistiques</text:span></text:p>
      <text:p text:style-name="P4"><text:span text:style-name="T2">-restaurant</text:span></text:p>
      <text:p text:style-name="P4"><text:span text:style-name="T2">-vie courante</text:span></text:p>
      <text:p text:style-name="P4"><text:span text:style-name="T2"/></text:p>
      <text:p text:style-name="P4"><text:span text:style-name="T2">4 pages correspondante au menu</text:span></text:p>
      <text:p text:style-name="P4"><text:span text:style-name="T2"/></text:p>
      <text:p text:style-name="P4"><text:span text:style-name="T2">dans chaque pages il y’a :</text:span></text:p>
      <text:p text:style-name="P4"><text:span text:style-name="T2">- un titre</text:span></text:p>
      <text:p text:style-name="P4"><text:span text:style-name="T2">- un article contenant les informations + lien vers maps + photo</text:span></text:p>
      <text:p text:style-name="P4"><text:span text:style-name="T2">chaque informations doit etre dans une sectio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4:06:00.164557209</meta:creation-date>
    <dc:date>2016-11-14T18:12:27.863414007</dc:date>
    <meta:editing-duration>PT10M53S</meta:editing-duration>
    <meta:editing-cycles>1</meta:editing-cycles>
    <meta:document-statistic meta:table-count="0" meta:image-count="0" meta:object-count="0" meta:page-count="1" meta:paragraph-count="25" meta:word-count="403" meta:character-count="2184" meta:non-whitespace-character-count="1801"/>
    <meta:generator>LibreOffice/5.1.4.2$Linux_X86_64 LibreOffice_project/10m0$Build-2</meta:generator>
  </office:meta>
</office:document-meta>
</file>